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6f3a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6c725" officeooo:paragraph-rsid="00076f3a"/>
    </style:style>
    <style:style style:name="P3" style:family="paragraph" style:parent-style-name="Text_20_body">
      <style:text-properties officeooo:rsid="0006c725" officeooo:paragraph-rsid="00076f3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076f3a" officeooo:paragraph-rsid="00076f3a"/>
    </style:style>
    <style:style style:name="P5" style:family="paragraph" style:parent-style-name="Heading_20_2">
      <style:text-properties officeooo:paragraph-rsid="00076f3a"/>
    </style:style>
    <style:style style:name="T1" style:family="text">
      <style:text-properties officeooo:rsid="00076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Titre</text:h>
      <text:p text:style-name="P3">Pour une étude du contexte d’interprétation</text:p>
      <text:h text:style-name="Heading_20_2" text:outline-level="2">Auteur</text:h>
      <text:p text:style-name="P1">Sébastien Lerique</text:p>
      <text:p text:style-name="P2"><text:span text:style-name="T1">I</text:span>nstitution : Centre d’Analyse et de Mathématique Sociales (UMR 8557, EHESS, Paris), et Centre Marc Bloch (Berlin)</text:p>
      <text:p text:style-name="P2"><text:span text:style-name="T1">M</text:span>él : <text:a xlink:type="simple" xlink:href="mailto:sebastien.lerique@normalesup.org" text:style-name="Internet_20_link" text:visited-style-name="Visited_20_Internet_20_Link">sebastien.lerique@normalesup.org</text:a></text:p>
      <text:p text:style-name="P4">Adresse postale : 125 bd. Baille, 13005 Marse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Lerique</meta:initial-creator>
    <meta:creation-date>2016-02-22T01:57:27.674526439</meta:creation-date>
    <dc:date>2016-10-03T09:47:05.825214056</dc:date>
    <dc:creator>Sébastien Lerique</dc:creator>
    <meta:editing-duration>PT4M30S</meta:editing-duration>
    <meta:editing-cycles>3</meta:editing-cycles>
    <meta:generator>LibreOffice/5.2.1.2$Linux_X86_64 LibreOffice_project/20m0$Build-2</meta:generator>
    <meta:document-statistic meta:table-count="0" meta:image-count="0" meta:object-count="0" meta:page-count="1" meta:paragraph-count="7" meta:word-count="38" meta:character-count="272" meta:non-whitespace-character-count="241"/>
  </office:meta>
</office:document-meta>
</file>